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 tableooo:tab-color="#ffff99"/>
    </style:style>
    <style:style style:name="ta4" style:family="table" style:master-page-name="Default">
      <style:table-properties table:display="true" style:writing-mode="lr-tb" tableooo:tab-color="#ff3333"/>
    </style:style>
    <style:style style:name="gr1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iends_in_mem_and_db" table:style-name="ta1">
        <table:shapes>
          <draw:frame draw:z-index="0" draw:style-name="gr1" draw:text-style-name="P1" svg:width="446.46pt" svg:height="255.03pt" svg:x="331.14pt" svg:y="288.48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30715555555556" calcext:value-type="float">
            <text:p>0.0003307156</text:p>
          </table:table-cell>
          <table:table-cell table:formula="of:=[.E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8464722222222" calcext:value-type="float">
            <text:p>0.0004984647</text:p>
          </table:table-cell>
          <table:table-cell table:formula="of:=[.E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4613083333333" calcext:value-type="float">
            <text:p>0.0016461308</text:p>
          </table:table-cell>
          <table:table-cell table:formula="of:=[.E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25442694444444" calcext:value-type="float">
            <text:p>0.0032544269</text:p>
          </table:table-cell>
          <table:table-cell table:formula="of:=[.E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2" table:style-name="ta2">
        <table:shapes>
          <draw:frame draw:z-index="0" draw:style-name="gr1" draw:text-style-name="P1" svg:width="446.46pt" svg:height="255.03pt" svg:x="331.14pt" svg:y="288.48pt">
            <loext:p draw:notify-on-update-of-ranges="friends_in_mem_2.B3:friends_in_mem_2.B16 friends_in_mem_2.B3:friends_in_mem_2.B16 friends_in_mem_2.C2:friends_in_mem_2.C2 friends_in_mem_2.C3:friends_in_mem_2.C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_2.B3:friends_in_mem_2.B16 friends_in_mem_2.B3:friends_in_mem_2.B16 friends_in_mem_2.C2:friends_in_mem_2.C2 friends_in_mem_2.C3:friends_in_mem_2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_2.B3:friends_in_mem_2.B16 friends_in_mem_2.B3:friends_in_mem_2.B16 friends_in_mem_2.C2:friends_in_mem_2.C2 friends_in_mem_2.C3:friends_in_mem_2.C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_2.B3:friends_in_mem_2.B16 friends_in_mem_2.B3:friends_in_mem_2.B16 friends_in_mem_2.C2:friends_in_mem_2.C2 friends_in_mem_2.C3:friends_in_mem_2.C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25433611111111" calcext:value-type="float">
            <text:p>0.0003254336</text:p>
          </table:table-cell>
          <table:table-cell table:formula="of:=[.E3]/60" office:value-type="float" office:value="0.0195260166666667" calcext:value-type="float">
            <text:p>0.0195260167</text:p>
          </table:table-cell>
          <table:table-cell office:value-type="float" office:value="1.171561" calcext:value-type="float">
            <text:p>1.171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0098055555556" calcext:value-type="float">
            <text:p>0.0004900981</text:p>
          </table:table-cell>
          <table:table-cell table:formula="of:=[.E4]/60" office:value-type="float" office:value="0.0294058833333333" calcext:value-type="float">
            <text:p>0.0294058833</text:p>
          </table:table-cell>
          <table:table-cell office:value-type="float" office:value="1.764353" calcext:value-type="float">
            <text:p>1.764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272675" calcext:value-type="float">
            <text:p>0.0016272675</text:p>
          </table:table-cell>
          <table:table-cell table:formula="of:=[.E5]/60" office:value-type="float" office:value="0.09763605" calcext:value-type="float">
            <text:p>0.09763605</text:p>
          </table:table-cell>
          <table:table-cell office:value-type="float" office:value="5.858163" calcext:value-type="float">
            <text:p>5.85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37641805555556" calcext:value-type="float">
            <text:p>0.0033764181</text:p>
          </table:table-cell>
          <table:table-cell table:formula="of:=[.E6]/60" office:value-type="float" office:value="0.202585083333333" calcext:value-type="float">
            <text:p>0.2025850833</text:p>
          </table:table-cell>
          <table:table-cell office:value-type="float" office:value="12.155105" calcext:value-type="float">
            <text:p>12.155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5797055555556" calcext:value-type="float">
            <text:p>0.0075579706</text:p>
          </table:table-cell>
          <table:table-cell table:formula="of:=[.E7]/60" office:value-type="float" office:value="0.453478233333333" calcext:value-type="float">
            <text:p>0.4534782333</text:p>
          </table:table-cell>
          <table:table-cell office:value-type="float" office:value="27.208694" calcext:value-type="float">
            <text:p>27.208694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331455555556" calcext:value-type="float">
            <text:p>0.0213331456</text:p>
          </table:table-cell>
          <table:table-cell table:formula="of:=[.E8]/60" office:value-type="float" office:value="1.27998873333333" calcext:value-type="float">
            <text:p>1.2799887333</text:p>
          </table:table-cell>
          <table:table-cell office:value-type="float" office:value="76.799324" calcext:value-type="float">
            <text:p>76.79932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26009722222222" calcext:value-type="float">
            <text:p>0.0626009722</text:p>
          </table:table-cell>
          <table:table-cell table:formula="of:=[.E9]/60" office:value-type="float" office:value="3.75605833333333" calcext:value-type="float">
            <text:p>3.7560583333</text:p>
          </table:table-cell>
          <table:table-cell office:value-type="float" office:value="225.3635" calcext:value-type="float">
            <text:p>225.3635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9250848611111" calcext:value-type="float">
            <text:p>0.2092508486</text:p>
          </table:table-cell>
          <table:table-cell table:formula="of:=[.E10]/60" office:value-type="float" office:value="12.5550509166667" calcext:value-type="float">
            <text:p>12.5550509167</text:p>
          </table:table-cell>
          <table:table-cell office:value-type="float" office:value="753.303055" calcext:value-type="float">
            <text:p>753.30305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" table:style-name="ta3">
        <table:shapes>
          <draw:frame draw:z-index="0" draw:style-name="gr1" draw:text-style-name="P1" svg:width="446.46pt" svg:height="255.03pt" svg:x="331.14pt" svg:y="288.48pt">
            <loext:p draw:notify-on-update-of-ranges="friends_in_mem.B3:friends_in_mem.B16 friends_in_mem.B3:friends_in_mem.B16 friends_in_mem.C2:friends_in_mem.C2 friends_in_mem.C3:friends_in_mem.C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.B3:friends_in_mem.B16 friends_in_mem.B3:friends_in_mem.B16 friends_in_mem.C2:friends_in_mem.C2 friends_in_mem.C3:friends_in_mem.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.B3:friends_in_mem.B16 friends_in_mem.B3:friends_in_mem.B16 friends_in_mem.C2:friends_in_mem.C2 friends_in_mem.C3:friends_in_mem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.B3:friends_in_mem.B16 friends_in_mem.B3:friends_in_mem.B16 friends_in_mem.C2:friends_in_mem.C2 friends_in_mem.C3:friends_in_mem.C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12848055555556" calcext:value-type="float">
            <text:p>0.0003128481</text:p>
          </table:table-cell>
          <table:table-cell table:formula="of:=[.E3]/60" office:value-type="float" office:value="0.0187708833333333" calcext:value-type="float">
            <text:p>0.0187708833</text:p>
          </table:table-cell>
          <table:table-cell office:value-type="float" office:value="1.126253" calcext:value-type="float">
            <text:p>1.126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6278333333333" calcext:value-type="float">
            <text:p>0.0004962783</text:p>
          </table:table-cell>
          <table:table-cell table:formula="of:=[.E4]/60" office:value-type="float" office:value="0.0297767" calcext:value-type="float">
            <text:p>0.0297767</text:p>
          </table:table-cell>
          <table:table-cell office:value-type="float" office:value="1.786602" calcext:value-type="float">
            <text:p>1.786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59184111111111" calcext:value-type="float">
            <text:p>0.0015918411</text:p>
          </table:table-cell>
          <table:table-cell table:formula="of:=[.E5]/60" office:value-type="float" office:value="0.0955104666666667" calcext:value-type="float">
            <text:p>0.0955104667</text:p>
          </table:table-cell>
          <table:table-cell office:value-type="float" office:value="5.730628" calcext:value-type="float">
            <text:p>5.730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1891388888889" calcext:value-type="float">
            <text:p>0.0034189139</text:p>
          </table:table-cell>
          <table:table-cell table:formula="of:=[.E6]/60" office:value-type="float" office:value="0.205134833333333" calcext:value-type="float">
            <text:p>0.2051348333</text:p>
          </table:table-cell>
          <table:table-cell office:value-type="float" office:value="12.30809" calcext:value-type="float">
            <text:p>12.308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65810166666667" calcext:value-type="float">
            <text:p>0.0076581017</text:p>
          </table:table-cell>
          <table:table-cell table:formula="of:=[.E7]/60" office:value-type="float" office:value="0.4594861" calcext:value-type="float">
            <text:p>0.4594861</text:p>
          </table:table-cell>
          <table:table-cell office:value-type="float" office:value="27.569166" calcext:value-type="float">
            <text:p>27.569166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060638888889" calcext:value-type="float">
            <text:p>0.0213060639</text:p>
          </table:table-cell>
          <table:table-cell table:formula="of:=[.E8]/60" office:value-type="float" office:value="1.27836383333333" calcext:value-type="float">
            <text:p>1.2783638333</text:p>
          </table:table-cell>
          <table:table-cell office:value-type="float" office:value="76.70183" calcext:value-type="float">
            <text:p>76.70183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18392119444444" calcext:value-type="float">
            <text:p>0.0618392119</text:p>
          </table:table-cell>
          <table:table-cell table:formula="of:=[.E9]/60" office:value-type="float" office:value="3.71035271666667" calcext:value-type="float">
            <text:p>3.7103527167</text:p>
          </table:table-cell>
          <table:table-cell office:value-type="float" office:value="222.621163" calcext:value-type="float">
            <text:p>222.621163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5546030277778" calcext:value-type="float">
            <text:p>0.2055460303</text:p>
          </table:table-cell>
          <table:table-cell table:formula="of:=[.E10]/60" office:value-type="float" office:value="12.3327618166667" calcext:value-type="float">
            <text:p>12.3327618167</text:p>
          </table:table-cell>
          <table:table-cell office:value-type="float" office:value="739.965709" calcext:value-type="float">
            <text:p>739.965709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" table:style-name="ta4">
        <table:shapes>
          <draw:frame draw:z-index="0" draw:style-name="gr1" draw:text-style-name="P1" svg:width="446.46pt" svg:height="255.03pt" svg:x="331.14pt" svg:y="288.48pt">
            <loext:p draw:notify-on-update-of-ranges="friends.B3:friends.B16 friends.B3:friends.B16 friends.C2:friends.C2 friends.C3:friend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.B3:friends.B16 friends.B3:friends.B16 friends.C2:friends.C2 friends.C3:friend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.B3:friends.B16 friends.B3:friends.B16 friends.C2:friends.C2 friends.C3:friends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.B3:friends.B16 friends.B3:friends.B16 friends.C2:friends.C2 friends.C3:friends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6:09:22.583531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7T07:35:22.567092206</dc:date>
    <meta:editing-duration>PT1H27M9S</meta:editing-duration>
    <meta:editing-cycles>15</meta:editing-cycles>
    <meta:generator>LibreOffice/5.1.4.2$Linux_X86_64 LibreOffice_project/10m0$Build-2</meta:generator>
    <meta:document-statistic meta:table-count="4" meta:cell-count="22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